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6c18" officeooo:paragraph-rsid="00196c18"/>
    </style:style>
    <style:style style:name="P2" style:family="paragraph" style:parent-style-name="Standard">
      <style:text-properties officeooo:rsid="00196c18" officeooo:paragraph-rsid="001afaa4"/>
    </style:style>
    <style:style style:name="P3" style:family="paragraph" style:parent-style-name="Standard">
      <style:text-properties officeooo:rsid="001b7f16" officeooo:paragraph-rsid="001b7f16"/>
    </style:style>
    <style:style style:name="P4" style:family="paragraph" style:parent-style-name="Standard">
      <style:text-properties officeooo:rsid="001b7f16" officeooo:paragraph-rsid="001c1fde"/>
    </style:style>
    <style:style style:name="P5" style:family="paragraph" style:parent-style-name="Standard">
      <style:paragraph-properties fo:break-before="page"/>
      <style:text-properties officeooo:rsid="00196c18" officeooo:paragraph-rsid="00196c18"/>
    </style:style>
    <style:style style:name="P6" style:family="paragraph" style:parent-style-name="Standard">
      <style:paragraph-properties fo:break-before="page"/>
      <style:text-properties officeooo:rsid="001b7f16" officeooo:paragraph-rsid="001b7f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Hochpass (10s vari) ##</text:p>
      <text:p text:style-name="P1"/>
      <text:p text:style-name="P1">Funktion: 5/ (s+1)</text:p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nput_ signal/output_signal:</text:p>
            <text:p text:style-name="P1">Save format: Array</text:p>
            <text:p text:style-name="P1">Save 2-D signals as: 3-D array</text:p>
          </table:table-cell>
          <table:table-cell table:style-name="Tabelle1.B1" office:value-type="string">
            <text:p text:style-name="P1">Simulation time: 10 secs</text:p>
            <text:p text:style-name="P1">Type: Variable-step</text:p>
            <text:p text:style-name="P1">Solver:auto</text:p>
          </table:table-cell>
        </table:table-row>
      </table:table>
      <text:p text:style-name="P1"/>
      <text:p text:style-name="P1"># Training #</text:p>
      <text:p text:style-name="P1"/>
      <text:p text:style-name="P1">Input: Chirp</text:p>
      <text:p text:style-name="P1"><text:tab/>Initial frequency (Hz): 0.001</text:p>
      <text:p text:style-name="P1"><text:tab/>Target time (secs): 10</text:p>
      <text:p text:style-name="P1"><text:tab/>Frequency at target time (Hz): 1</text:p>
      <text:p text:style-name="P1"/>
      <text:p text:style-name="P1"><text:tab/></text:p>
      <text:p text:style-name="P1"># Testing #</text:p>
      <text:p text:style-name="P1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">01: Input: Chirp</text:p>
            <text:p text:style-name="P1"><text:tab/>Initial frequency (Hz): 1</text:p>
            <text:p text:style-name="P1"><text:tab/>Target time (secs): 10</text:p>
            <text:p text:style-name="P1"><text:tab/>Frequency at target time (Hz): 0.001</text:p>
          </table:table-cell>
          <table:table-cell table:style-name="Tabelle3.B1" office:value-type="string">
            <text:p text:style-name="P1">04: Input: Ramp</text:p>
            <text:p text:style-name="P1"><text:tab/>Slope: 1</text:p>
            <text:p text:style-name="P1"><text:tab/>Start time: 0</text:p>
            <text:p text:style-name="P1"><text:tab/>Initial output: 0</text:p>
          </table:table-cell>
        </table:table-row>
        <table:table-row>
          <table:table-cell table:style-name="Tabelle3.A2" office:value-type="string">
            <text:p text:style-name="P1">02: Input: Pulse</text:p>
            <text:p text:style-name="P1"><text:tab/>Pulse type: Time based</text:p>
            <text:p text:style-name="P1"><text:tab/>Time (t): Use simulation time</text:p>
            <text:p text:style-name="P1"><text:tab/>Amplitude: 1</text:p>
            <text:p text:style-name="P1"><text:tab/>Period (secs): 2</text:p>
          </table:table-cell>
          <table:table-cell table:style-name="Tabelle3.B2" office:value-type="string">
            <text:p text:style-name="P1">05: Input: Repeating Sequence</text:p>
            <text:p text:style-name="P1"><text:tab/>Time values: [0 2]</text:p>
            <text:p text:style-name="P1"><text:tab/>Output values: [0 2]</text:p>
          </table:table-cell>
        </table:table-row>
        <table:table-row>
          <table:table-cell table:style-name="Tabelle3.A2" office:value-type="string">
            <text:p text:style-name="P1">03: Input: Constant</text:p>
            <text:p text:style-name="P1"><text:tab/>Constant value: 1</text:p>
            <text:p text:style-name="P1"><text:tab/>Sample time: inf</text:p>
          </table:table-cell>
          <table:table-cell table:style-name="Tabelle3.B2" office:value-type="string">
            <text:p text:style-name="P1">06: Input: Sinus</text:p>
            <text:p text:style-name="P1"><text:tab/>Sine type: Time based</text:p>
            <text:p text:style-name="P1"><text:tab/>Time (t): Use simulation time</text:p>
            <text:p text:style-name="P1"><text:tab/>Amplitude: 1</text:p>
            <text:p text:style-name="P1"><text:tab/>Bias: 0</text:p>
            <text:p text:style-name="P1"><text:tab/>Frequency (rad/sec): 1</text:p>
            <text:p text:style-name="P1"><text:tab/>Phase (rad): 0</text:p>
            <text:p text:style-name="P1"><text:tab/>Sample time: 0</text:p>
          </table:table-cell>
        </table:table-row>
      </table:table>
      <text:p text:style-name="P1"/>
      <text:p text:style-name="P5">## Hochpass (100s vari) ##</text:p>
      <text:p text:style-name="P1"/>
      <text:p text:style-name="P1">Funktion: 5/ (s+1)</text:p>
      <text:p text:style-name="P1"/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1">input_ signal/output_signal:</text:p>
            <text:p text:style-name="P1">Save format: Array</text:p>
            <text:p text:style-name="P1">Save 2-D signals as: 3-D array</text:p>
          </table:table-cell>
          <table:table-cell table:style-name="Tabelle2.B1" office:value-type="string">
            <text:p text:style-name="P1">Simulation time: 100 secs</text:p>
            <text:p text:style-name="P1">Type: Variable-Step</text:p>
            <text:p text:style-name="P1">Solver: auto</text:p>
          </table:table-cell>
        </table:table-row>
      </table:table>
      <text:p text:style-name="P1"/>
      <text:p text:style-name="P1"># Training #</text:p>
      <text:p text:style-name="P1"/>
      <text:p text:style-name="P1">Input: Chirp</text:p>
      <text:p text:style-name="P1"><text:tab/>Initial frequency (Hz): 0.01</text:p>
      <text:p text:style-name="P1"><text:tab/>Target time (secs): 100</text:p>
      <text:p text:style-name="P1"><text:tab/>Frequency at target time (Hz): 1</text:p>
      <text:p text:style-name="P1"/>
      <text:p text:style-name="P1"><text:tab/></text:p>
      <text:p text:style-name="P1"># Testing #</text:p>
      <text:p text:style-name="P1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2">01: Input: Chirp</text:p>
            <text:p text:style-name="P2"><text:tab/>Initial frequency (Hz): 1</text:p>
            <text:p text:style-name="P2"><text:tab/>Target time (secs): 100</text:p>
            <text:p text:style-name="P2"><text:tab/>Frequency at target time (Hz): 0.01</text:p>
          </table:table-cell>
          <table:table-cell table:style-name="Tabelle4.B1" office:value-type="string">
            <text:p text:style-name="P2">04: Input: Ramp</text:p>
            <text:p text:style-name="P2"><text:tab/>Slope: 1</text:p>
            <text:p text:style-name="P2"><text:tab/>Start time: 0</text:p>
            <text:p text:style-name="P2"><text:tab/>Initial output: 0</text:p>
          </table:table-cell>
        </table:table-row>
        <table:table-row>
          <table:table-cell table:style-name="Tabelle4.A2" office:value-type="string">
            <text:p text:style-name="P2">02: Input: Pulse</text:p>
            <text:p text:style-name="P2"><text:tab/>Pulse type: Time based</text:p>
            <text:p text:style-name="P2"><text:tab/>Time (t): Use simulation time</text:p>
            <text:p text:style-name="P2"><text:tab/>Amplitude: 1</text:p>
            <text:p text:style-name="P2"><text:tab/>Period (secs): 2</text:p>
            <text:p text:style-name="P2"><text:tab/>Pulse Width (% of period): 5</text:p>
            <text:p text:style-name="P2"><text:tab/>Phase delay (secs): 0</text:p>
          </table:table-cell>
          <table:table-cell table:style-name="Tabelle4.B2" office:value-type="string">
            <text:p text:style-name="P2">05: Input: Repeating Sequence</text:p>
            <text:p text:style-name="P2"><text:tab/>Time values: [0 2]</text:p>
            <text:p text:style-name="P2"><text:tab/>Output values: [0 2]</text:p>
          </table:table-cell>
        </table:table-row>
        <table:table-row>
          <table:table-cell table:style-name="Tabelle4.A2" office:value-type="string">
            <text:p text:style-name="P2">03: Input: Constant</text:p>
            <text:p text:style-name="P2"><text:tab/>Constant value: 1</text:p>
            <text:p text:style-name="P2"><text:tab/>Sample time: inf</text:p>
          </table:table-cell>
          <table:table-cell table:style-name="Tabelle4.B2" office:value-type="string">
            <text:p text:style-name="P2">06: Input: Sinus</text:p>
            <text:p text:style-name="P2"><text:tab/>Sine type: Time based</text:p>
            <text:p text:style-name="P2"><text:tab/>Time (t): Use simulation time</text:p>
            <text:p text:style-name="P2"><text:tab/>Amplitude: 1</text:p>
            <text:p text:style-name="P2"><text:tab/>Bias: 0</text:p>
            <text:p text:style-name="P2"><text:tab/>Frequency (rad/sec): 1</text:p>
            <text:p text:style-name="P2"><text:tab/>Phase (rad): 0</text:p>
            <text:p text:style-name="P2"><text:tab/>Sample time: 0</text:p>
          </table:table-cell>
        </table:table-row>
      </table:table>
      <text:p text:style-name="P1"/>
      <text:p text:style-name="P6">## Hochpass (10s fix) ##</text:p>
      <text:p text:style-name="P3"/>
      <text:p text:style-name="P3">Funktion: 5/ (s+1)</text:p>
      <text:p text:style-name="P3"/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P4">input_ signal/output_signal:</text:p>
            <text:p text:style-name="P4">Save format: Array</text:p>
            <text:p text:style-name="P4">Save 2-D signals as: 3-D array</text:p>
          </table:table-cell>
          <table:table-cell table:style-name="Tabelle6.B1" office:value-type="string">
            <text:p text:style-name="P4">Simulation time: 10 secs</text:p>
            <text:p text:style-name="P4">Type: Fixed-step</text:p>
            <text:p text:style-name="P4">Solver: auto</text:p>
          </table:table-cell>
        </table:table-row>
      </table:table>
      <text:p text:style-name="P3"/>
      <text:p text:style-name="P3"/>
      <text:p text:style-name="P3"># Training #</text:p>
      <text:p text:style-name="P3"/>
      <text:p text:style-name="P3">Input: Chirp</text:p>
      <text:p text:style-name="P3"><text:tab/>Initial frequency (Hz): 0.001</text:p>
      <text:p text:style-name="P3"><text:tab/>Target time (secs): 10</text:p>
      <text:p text:style-name="P3"><text:tab/>Frequency at target time (Hz): 1</text:p>
      <text:p text:style-name="P3"/>
      <text:p text:style-name="P3"><text:tab/></text:p>
      <text:p text:style-name="P3"># Testing #</text:p>
      <text:p text:style-name="P3"/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3">01: Input: Chirp</text:p>
            <text:p text:style-name="P3"><text:tab/>Initial frequency (Hz): 1</text:p>
            <text:p text:style-name="P3"><text:tab/>Target time (secs): 10</text:p>
            <text:p text:style-name="P3"><text:tab/>Frequency at target time (Hz): 0.001</text:p>
          </table:table-cell>
          <table:table-cell table:style-name="Tabelle5.B1" office:value-type="string">
            <text:p text:style-name="P3">04: Input: Ramp</text:p>
            <text:p text:style-name="P3"><text:tab/>Slope: 1</text:p>
            <text:p text:style-name="P3"><text:tab/>Start time: 0</text:p>
            <text:p text:style-name="P3"><text:tab/>Initial output: 0</text:p>
          </table:table-cell>
        </table:table-row>
        <table:table-row>
          <table:table-cell table:style-name="Tabelle5.A2" office:value-type="string">
            <text:p text:style-name="P3">02: Input: Pulse</text:p>
            <text:p text:style-name="P3"><text:tab/>Pulse type: Time based</text:p>
            <text:p text:style-name="P3"><text:tab/>Time (t): Use simulation time</text:p>
            <text:p text:style-name="P3"><text:tab/>Amplitude: 1</text:p>
            <text:p text:style-name="P3"><text:tab/>Period (secs): 2</text:p>
            <text:p text:style-name="P3"><text:tab/>Pulse Width (% of period): 5</text:p>
            <text:p text:style-name="P3"><text:tab/>Phase delay (secs): 0</text:p>
          </table:table-cell>
          <table:table-cell table:style-name="Tabelle5.B2" office:value-type="string">
            <text:p text:style-name="P3">05: Input: Repeating Sequence</text:p>
            <text:p text:style-name="P3"><text:tab/>Time values: [0 2]</text:p>
            <text:p text:style-name="P3"><text:tab/>Output values: [0 2]</text:p>
          </table:table-cell>
        </table:table-row>
        <table:table-row>
          <table:table-cell table:style-name="Tabelle5.A2" office:value-type="string">
            <text:p text:style-name="P3">03: Input: Constant</text:p>
            <text:p text:style-name="P3"><text:tab/>Constant value: 1</text:p>
            <text:p text:style-name="P3"><text:tab/>Sample time: inf</text:p>
          </table:table-cell>
          <table:table-cell table:style-name="Tabelle5.B2" office:value-type="string">
            <text:p text:style-name="P3">06: Input: Sinus</text:p>
            <text:p text:style-name="P3"><text:tab/>Sine type: Time based</text:p>
            <text:p text:style-name="P3"><text:tab/>Time (t): Use simulation time</text:p>
            <text:p text:style-name="P3"><text:tab/>Amplitude: 1</text:p>
            <text:p text:style-name="P3"><text:tab/>Bias: 0</text:p>
            <text:p text:style-name="P3"><text:tab/>Frequency (rad/sec): 1</text:p>
            <text:p text:style-name="P3"><text:tab/>Phase (rad): 0</text:p>
            <text:p text:style-name="P3"><text:tab/>Sample time: 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9T16:58:19.147000000</meta:creation-date>
    <dc:date>2016-04-19T17:06:29.331000000</dc:date>
    <dc:creator>Wolfgang Knabbe</dc:creator>
    <meta:editing-duration>PT8M8S</meta:editing-duration>
    <meta:editing-cycles>5</meta:editing-cycles>
    <meta:generator>LibreOffice/4.4.7.2$Windows_x86 LibreOffice_project/f3153a8b245191196a4b6b9abd1d0da16eead600</meta:generator>
    <meta:document-statistic meta:table-count="6" meta:image-count="0" meta:object-count="0" meta:page-count="3" meta:paragraph-count="130" meta:word-count="439" meta:character-count="2553" meta:non-whitespace-character-count="2162"/>
  </office:meta>
</office:document-meta>
</file>